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898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098in"/>
    </style:style>
    <style:style style:name="co16" style:family="table-column">
      <style:table-column-properties fo:break-before="auto" style:column-width="0.8382in"/>
    </style:style>
    <style:style style:name="co17" style:family="table-column">
      <style:table-column-properties fo:break-before="auto" style:column-width="2.6701in"/>
    </style:style>
    <style:style style:name="co18" style:family="table-column">
      <style:table-column-properties fo:break-before="auto" style:column-width="1.0425in"/>
    </style:style>
    <style:style style:name="co19" style:family="table-column">
      <style:table-column-properties fo:break-before="auto" style:column-width="2.0016in"/>
    </style:style>
    <style:style style:name="co20" style:family="table-column">
      <style:table-column-properties fo:break-before="auto" style:column-width="0.9409in"/>
    </style:style>
    <style:style style:name="co21" style:family="table-column">
      <style:table-column-properties fo:break-before="auto" style:column-width="1.9772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2.978in"/>
    </style:style>
    <style:style style:name="co24" style:family="table-column">
      <style:table-column-properties fo:break-before="auto" style:column-width="3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ff"/>
    </style:style>
    <style:style style:name="ce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3399ff"/>
    </style:style>
    <style:style style:name="ce11" style:family="table-cell" style:parent-style-name="Default">
      <style:table-cell-properties fo:background-color="#ffccff" style:vertical-align="middl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cfe7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cfe7f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 style:data-style-name="N3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">
      <style:table-cell-properties fo:background-color="#ffff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3">
      <style:table-cell-properties fo:border-bottom="0.74pt solid #000000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66"/>
      <style:text-properties fo:color="#000000"/>
    </style:style>
    <style:style style:name="ce24" style:family="table-cell" style:parent-style-name="Default" style:data-style-name="N100">
      <style:table-cell-properties fo:background-color="#6699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vertical-align="middl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6699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vertical-align="middl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0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41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ackground-color="transparent"/>
      <style:text-properties fo:color="#800000"/>
    </style:style>
    <style:style style:name="ce43" style:family="table-cell" style:parent-style-name="Default">
      <style:text-properties fo:color="#800000"/>
    </style:style>
    <style:style style:name="ce44" style:family="table-cell" style:parent-style-name="Default">
      <style:text-properties fo:color="#7e0021"/>
    </style:style>
    <style:style style:name="ce45" style:family="table-cell" style:parent-style-name="Default">
      <style:table-cell-properties fo:background-color="transparent"/>
      <style:text-properties fo:color="#7e0021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ackground-color="#ffffff" style:text-align-source="value-type" style:repeat-content="false" fo:border="none"/>
      <style:paragraph-properties fo:margin-left="0in"/>
      <style:text-properties fo:color="#7e0021"/>
    </style:style>
    <style:style style:name="ce48" style:family="table-cell" style:parent-style-name="Default">
      <style:text-properties fo:color="#000000" style:font-name="Cantarel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9" style:family="table-cell" style:parent-style-name="Default">
      <style:table-cell-properties fo:background-color="#eeeeee"/>
      <style:text-properties fo:color="#000000" style:font-name="Cantarel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00000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800000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7e0021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7e0021"/>
    </style:style>
    <style:style style:name="ce55" style:family="table-cell" style:parent-style-name="Default">
      <style:table-cell-properties fo:background-color="#ffff00"/>
      <style:text-properties fo:color="#7e0021"/>
    </style:style>
    <style:style style:name="ce56" style:family="table-cell" style:parent-style-name="Default">
      <style:table-cell-properties fo:background-color="#ffff00" style:text-align-source="value-type" style:repeat-content="false"/>
      <style:paragraph-properties fo:margin-left="0in"/>
      <style:text-properties fo:color="#7e0021"/>
    </style:style>
    <style:style style:name="ce57" style:family="table-cell" style:parent-style-name="Default">
      <style:table-cell-properties fo:background-color="#ffff00"/>
      <style:text-properties fo:color="#800000"/>
    </style:style>
    <style:style style:name="ce58" style:family="table-cell" style:parent-style-name="Default">
      <style:table-cell-properties fo:background-color="#ffff00" style:text-align-source="value-type" style:repeat-content="false"/>
      <style:paragraph-properties fo:margin-left="0in"/>
      <style:text-properties fo:color="#800000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ccff99"/>
      <style:text-properties fo:color="#000000"/>
    </style:style>
    <style:style style:name="ce61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ccffff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ackground-color="transparent" fo:border="none"/>
    </style:style>
    <style:style style:name="ce66" style:family="table-cell" style:parent-style-name="Default">
      <style:table-cell-properties fo:background-color="#66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7" table:number-columns-repeated="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os tabla Excel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Datos Cluster 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Datos Disk.Duro</text:p>
          </table:table-cell>
          <table:covered-table-cell table:style-name="ce21"/>
          <table:covered-table-cell table:number-columns-repeated="2"/>
          <table:table-cell table:number-columns-repeated="6"/>
          <table:table-cell table:style-name="ce21"/>
          <table:table-cell/>
          <table:table-cell table:style-name="ce32" office:value-type="string" calcext:value-type="string" table:number-columns-spanned="4" table:number-rows-spanned="1">
            <text:p>Datos desglosados del Disk.Duro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7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style-name="ce2" office:value-type="string" calcext:value-type="string">
            <text:p>Sexo</text:p>
          </table:table-cell>
          <table:table-cell table:style-name="ce7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style-name="ce2" office:value-type="string" calcext:value-type="string">
            <text:p>Sexo</text:p>
          </table:table-cell>
          <table:table-cell table:style-name="ce23" office:value-type="string" calcext:value-type="string">
            <text:p>Days </text:p>
          </table:table-cell>
          <table:table-cell table:style-name="ce10" office:value-type="string" calcext:value-type="string">
            <text:p>Librería</text:p>
          </table:table-cell>
          <table:table-cell table:style-name="ce15" office:value-type="string" calcext:value-type="string">
            <text:p>Num. De secuencias</text:p>
          </table:table-cell>
          <table:table-cell table:number-columns-repeated="3"/>
          <table:table-cell table:style-name="ce25"/>
          <table:table-cell table:style-name="ce27"/>
          <table:table-cell/>
          <table:table-cell table:style-name="ce21"/>
          <table:table-cell table:style-name="ce10" office:value-type="string" calcext:value-type="string">
            <text:p>Librería</text:p>
          </table:table-cell>
          <table:table-cell office:value-type="string" calcext:value-type="string">
            <text:p>Libreria</text:p>
          </table:table-cell>
          <table:table-cell office:value-type="string" calcext:value-type="string">
            <text:p>R1 y R2</text:p>
          </table:table-cell>
          <table:table-cell office:value-type="string" calcext:value-type="string">
            <text:p>numero de secuencias </text:p>
          </table:table-cell>
          <table:table-cell office:value-type="string" calcext:value-type="string">
            <text:p>suma total </text:p>
          </table:table-cell>
          <table:table-cell table:style-name="ce62" office:value-type="string" calcext:value-type="string">
            <text:p>Librerias concatenadas R1_2</text:p>
          </table:table-cell>
          <table:table-cell table:style-name="ce63" office:value-type="string" calcext:value-type="string">
            <text:p>Num. de secuencias</text:p>
          </table:table-cell>
          <table:table-cell table:style-name="ce62" office:value-type="string" calcext:value-type="string">
            <text:p>librerias concatenadas R2_2</text:p>
          </table:table-cell>
          <table:table-cell table:style-name="ce63" office:value-type="string" calcext:value-type="string">
            <text:p>Num. de secuencias</text:p>
          </table:table-cell>
          <table:table-cell table:style-name="ce66" office:value-type="string" calcext:value-type="string">
            <text:p>Librerias Concatenadas EIAL2SSXX_R1.fastq</text:p>
          </table:table-cell>
          <table:table-cell table:style-name="ce66" office:value-type="string" calcext:value-type="string">
            <text:p>Librerias Concatenadas EIAL2SSXX_R2.fastq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 table:style-name="ce16" office:value-type="float" office:value="22169026" calcext:value-type="float">
            <text:p>22,169,026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2-03 (S1)</text:p>
          </table:table-cell>
          <table:table-cell table:style-name="ce11" office:value-type="string" calcext:value-type="string">
            <text:p>EIAL2SS43</text:p>
          </table:table-cell>
          <table:table-cell office:value-type="string" calcext:value-type="string">
            <text:p>22 169 026</text:p>
          </table:table-cell>
          <table:table-cell table:number-columns-repeat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2"/>
          <table:table-cell table:style-name="ce29" office:value-type="string" calcext:value-type="string">
            <text:p>EIAL2SS43</text:p>
          </table:table-cell>
          <table:table-cell table:style-name="ce33" office:value-type="string" calcext:value-type="string" table:number-columns-spanned="1" table:number-rows-spanned="9">
            <text:p>EIAL2SS40</text:p>
          </table:table-cell>
          <table:table-cell office:value-type="string" calcext:value-type="string">
            <text:p>EIAL2SS40_S6_L001_R1_001.fastq.gz</text:p>
          </table:table-cell>
          <table:table-cell table:style-name="ce21" office:value-type="float" office:value="4361086" calcext:value-type="float">
            <text:p>4361086</text:p>
          </table:table-cell>
          <table:table-cell table:style-name="ce59" table:formula="of:=SUM([.W3];[.T7];[.W9])" office:value-type="float" office:value="8188720" calcext:value-type="float">
            <text:p>8188720</text:p>
          </table:table-cell>
          <table:table-cell office:value-type="string" calcext:value-type="string">
            <text:p>EIAL2SS43_R1_2.fastq</text:p>
          </table:table-cell>
          <table:table-cell table:style-name="ce21" office:value-type="float" office:value="14022145" calcext:value-type="float">
            <text:p>14022145</text:p>
          </table:table-cell>
          <table:table-cell office:value-type="string" calcext:value-type="string">
            <text:p>EIAL2SS43_R2_2.fastq</text:p>
          </table:table-cell>
          <table:table-cell table:style-name="ce21" office:value-type="float" office:value="14022145" calcext:value-type="float">
            <text:p>14022145</text:p>
          </table:table-cell>
          <table:table-cell table:style-name="ce21" office:value-type="float" office:value="27496436" calcext:value-type="float">
            <text:p>27496436</text:p>
          </table:table-cell>
          <table:table-cell table:style-name="ce21" office:value-type="float" office:value="29527934" calcext:value-type="float">
            <text:p>29527934</text:p>
          </table:table-cell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 table:style-name="ce17" office:value-type="float" office:value="14497775" calcext:value-type="float">
            <text:p>14,497,775</text:p>
          </table:table-cell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/>
          <table:covered-table-cell table:number-columns-repeated="2" table:style-name="ce4"/>
          <table:table-cell table:style-name="ce11" office:value-type="string" calcext:value-type="string">
            <text:p>EIAL2SS44</text:p>
          </table:table-cell>
          <table:table-cell table:style-name="ce25" office:value-type="string" calcext:value-type="string">
            <text:p>14 497 775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29" office:value-type="string" calcext:value-type="string">
            <text:p>EIAL2SS44</text:p>
          </table:table-cell>
          <table:covered-table-cell table:style-name="ce34"/>
          <table:table-cell office:value-type="string" calcext:value-type="string">
            <text:p>EIAL2SS40_S6_L001_R2_001.fastq.gz</text:p>
          </table:table-cell>
          <table:table-cell table:style-name="ce21" office:value-type="float" office:value="4361086" calcext:value-type="float">
            <text:p>4361086</text:p>
          </table:table-cell>
          <table:table-cell/>
          <table:table-cell office:value-type="string" calcext:value-type="string">
            <text:p>EIAL2SS44_R1_2.fastq</text:p>
          </table:table-cell>
          <table:table-cell table:style-name="ce21" office:value-type="float" office:value="14497775" calcext:value-type="float">
            <text:p>14497775</text:p>
          </table:table-cell>
          <table:table-cell office:value-type="string" calcext:value-type="string">
            <text:p>EIAL2SS44_R2_2.fastq</text:p>
          </table:table-cell>
          <table:table-cell table:style-name="ce21" office:value-type="float" office:value="14497775" calcext:value-type="float">
            <text:p>14497775</text:p>
          </table:table-cell>
          <table:table-cell table:style-name="ce21" office:value-type="float" office:value="17957285" calcext:value-type="float">
            <text:p>17957285</text:p>
          </table:table-cell>
          <table:table-cell table:style-name="ce21" office:value-type="float" office:value="19235303" calcext:value-type="float">
            <text:p>19235303</text:p>
          </table:table-cell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 table:style-name="ce17" office:value-type="float" office:value="14674306" calcext:value-type="float">
            <text:p>14,674,306</text:p>
          </table:table-cell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/>
          <table:covered-table-cell table:number-columns-repeated="2" table:style-name="ce4"/>
          <table:table-cell table:style-name="ce11" office:value-type="string" calcext:value-type="string">
            <text:p>EIAL2SS45</text:p>
          </table:table-cell>
          <table:table-cell table:style-name="ce25" office:value-type="string" calcext:value-type="string">
            <text:p>14 674 306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29" office:value-type="string" calcext:value-type="string">
            <text:p>EIAL2SS45</text:p>
          </table:table-cell>
          <table:covered-table-cell/>
          <table:table-cell table:style-name="ce41" office:value-type="string" calcext:value-type="string">
            <text:p>EIAL2SS40_S6_L002_R1_001.fastq.gz </text:p>
          </table:table-cell>
          <table:table-cell table:style-name="ce50" office:value-type="float" office:value="2853661" calcext:value-type="float">
            <text:p>2853661</text:p>
          </table:table-cell>
          <table:table-cell/>
          <table:table-cell office:value-type="string" calcext:value-type="string">
            <text:p>EIAL2SS45_R1_2.fastq </text:p>
          </table:table-cell>
          <table:table-cell table:style-name="ce21" office:value-type="float" office:value="14674306" calcext:value-type="float">
            <text:p>14674306</text:p>
          </table:table-cell>
          <table:table-cell table:style-name="ce25" office:value-type="string" calcext:value-type="string">
            <text:p>EIAL2SS45_R2_2.fastq</text:p>
          </table:table-cell>
          <table:table-cell table:style-name="ce39" office:value-type="float" office:value="14674306" calcext:value-type="float">
            <text:p>14674306</text:p>
          </table:table-cell>
          <table:table-cell table:style-name="ce21" office:value-type="float" office:value="18178574" calcext:value-type="float">
            <text:p>18178574</text:p>
          </table:table-cell>
          <table:table-cell table:style-name="ce21" office:value-type="float" office:value="19499159" calcext:value-type="float">
            <text:p>1949915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 table:style-name="ce17" office:value-type="float" office:value="12815482" calcext:value-type="float">
            <text:p>12,815,482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3" office:value-type="string" calcext:value-type="string" table:number-columns-spanned="1" table:number-rows-spanned="3">
            <text:p>03-05 (S2)</text:p>
          </table:table-cell>
          <table:table-cell table:style-name="ce11" office:value-type="string" calcext:value-type="string">
            <text:p>EIAL2SS49</text:p>
          </table:table-cell>
          <table:table-cell office:value-type="string" calcext:value-type="string">
            <text:p>12 815 482</text:p>
          </table:table-cell>
          <table:table-cell table:number-columns-repeat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2"/>
          <table:table-cell table:style-name="ce29" office:value-type="string" calcext:value-type="string">
            <text:p>EIAL2SS49</text:p>
          </table:table-cell>
          <table:covered-table-cell/>
          <table:table-cell table:style-name="ce41" office:value-type="string" calcext:value-type="string">
            <text:p>EIAL2SS40_S6_L002_R2_001.fastq.gz </text:p>
          </table:table-cell>
          <table:table-cell table:style-name="ce50" office:value-type="float" office:value="3921931" calcext:value-type="float">
            <text:p>3921931</text:p>
          </table:table-cell>
          <table:table-cell/>
          <table:table-cell office:value-type="string" calcext:value-type="string">
            <text:p>EIAL2SS49_R1_2.fastq </text:p>
          </table:table-cell>
          <table:table-cell table:style-name="ce21" office:value-type="float" office:value="12815482" calcext:value-type="float">
            <text:p>12815482</text:p>
          </table:table-cell>
          <table:table-cell office:value-type="string" calcext:value-type="string">
            <text:p>EIAL2SS49_R2_2.fastq</text:p>
          </table:table-cell>
          <table:table-cell table:style-name="ce21" office:value-type="float" office:value="12815482" calcext:value-type="float">
            <text:p>12815482</text:p>
          </table:table-cell>
          <table:table-cell table:style-name="ce21" office:value-type="float" office:value="15880951" calcext:value-type="float">
            <text:p>15880951</text:p>
          </table:table-cell>
          <table:table-cell table:style-name="ce21" office:value-type="float" office:value="17044981" calcext:value-type="float">
            <text:p>17044981</text:p>
          </table:table-cell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0</text:p>
          </table:table-cell>
          <table:table-cell table:style-name="ce17" office:value-type="float" office:value="14476612" calcext:value-type="float">
            <text:p>14,476,612</text:p>
          </table:table-cell>
          <table:covered-table-cell table:number-columns-repeated="2" table:style-name="ce4"/>
          <table:table-cell table:style-name="ce12" office:value-type="string" calcext:value-type="string">
            <text:p>EIAL2SS50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0</text:p>
          </table:table-cell>
          <table:table-cell office:value-type="string" calcext:value-type="string">
            <text:p>14 476 612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50</text:p>
          </table:table-cell>
          <table:covered-table-cell/>
          <table:table-cell office:value-type="string" calcext:value-type="string">
            <text:p><text:s/>EIAL2SS40_S6_L003_R1_001.fastq.gz</text:p>
          </table:table-cell>
          <table:table-cell table:style-name="ce21" office:value-type="float" office:value="3705693" calcext:value-type="float">
            <text:p>3705693</text:p>
          </table:table-cell>
          <table:table-cell/>
          <table:table-cell table:style-name="ce25" office:value-type="string" calcext:value-type="string">
            <text:p>EIAL2SS50_R1_2.fastq</text:p>
          </table:table-cell>
          <table:table-cell table:style-name="ce39" office:value-type="float" office:value="14476612" calcext:value-type="float">
            <text:p>14476612</text:p>
          </table:table-cell>
          <table:table-cell table:style-name="ce25" office:value-type="string" calcext:value-type="string">
            <text:p>EIAL2SS50_R2_2.fastq</text:p>
          </table:table-cell>
          <table:table-cell table:style-name="ce39" office:value-type="float" office:value="14476612" calcext:value-type="float">
            <text:p>14476612</text:p>
          </table:table-cell>
          <table:table-cell table:style-name="ce39" office:value-type="float" office:value="54992610" calcext:value-type="float">
            <text:p>54992610</text:p>
          </table:table-cell>
          <table:table-cell table:style-name="ce39" office:value-type="float" office:value="19143976" calcext:value-type="float">
            <text:p>19143976</text:p>
          </table:table-cell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1</text:p>
          </table:table-cell>
          <table:table-cell table:style-name="ce17" office:value-type="float" office:value="13107188" calcext:value-type="float">
            <text:p>13,107,188</text:p>
          </table:table-cell>
          <table:covered-table-cell table:number-columns-repeated="2" table:style-name="ce4"/>
          <table:table-cell table:style-name="ce12" office:value-type="string" calcext:value-type="string">
            <text:p>EIAL2SS51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1</text:p>
          </table:table-cell>
          <table:table-cell office:value-type="string" calcext:value-type="string">
            <text:p>13 107 188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51</text:p>
          </table:table-cell>
          <table:covered-table-cell/>
          <table:table-cell office:value-type="string" calcext:value-type="string">
            <text:p>EIAL2SS40_S6_L003_R2_001.fastq.gz</text:p>
          </table:table-cell>
          <table:table-cell table:style-name="ce21" office:value-type="float" office:value="3705693" calcext:value-type="float">
            <text:p>3705693</text:p>
          </table:table-cell>
          <table:table-cell/>
          <table:table-cell office:value-type="string" calcext:value-type="string">
            <text:p>EIAL2SS51_R1_2.fastq </text:p>
          </table:table-cell>
          <table:table-cell table:style-name="ce21" office:value-type="float" office:value="13107188" calcext:value-type="float">
            <text:p>13107188</text:p>
          </table:table-cell>
          <table:table-cell office:value-type="string" calcext:value-type="string">
            <text:p>EIAL2SS51_R2_2.fastq </text:p>
          </table:table-cell>
          <table:table-cell table:style-name="ce21" office:value-type="float" office:value="13107188" calcext:value-type="float">
            <text:p>13107188</text:p>
          </table:table-cell>
          <table:table-cell table:style-name="ce21" office:value-type="float" office:value="16236556" calcext:value-type="float">
            <text:p>16236556</text:p>
          </table:table-cell>
          <table:table-cell table:style-name="ce21" office:value-type="float" office:value="17359909" calcext:value-type="float">
            <text:p>1735990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12" office:value-type="string" calcext:value-type="string">
            <text:p>EIAL2SS55</text:p>
          </table:table-cell>
          <table:table-cell table:style-name="ce17" office:value-type="float" office:value="13204526" calcext:value-type="float">
            <text:p>13,204,526</text:p>
          </table:table-cell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12" office:value-type="string" calcext:value-type="string">
            <text:p>EIAL2SS55</text:p>
          </table:table-cell>
          <table:table-cell/>
          <table:table-cell table:style-name="ce3" office:value-type="string" calcext:value-type="string" table:number-columns-spanned="1" table:number-rows-spanned="3">
            <text:p>Females</text:p>
          </table:table-cell>
          <table:table-cell table:style-name="ce8" office:value-type="string" calcext:value-type="string" table:number-columns-spanned="1" table:number-rows-spanned="3">
            <text:p>10-12 (S3)</text:p>
          </table:table-cell>
          <table:table-cell table:style-name="ce24" office:value-type="string" calcext:value-type="string">
            <text:p>EIAL2SS55</text:p>
          </table:table-cell>
          <table:table-cell office:value-type="string" calcext:value-type="string">
            <text:p>13 204 526</text:p>
          </table:table-cell>
          <table:table-cell table:number-columns-repeated="3"/>
          <table:table-cell table:style-name="ce26" table:number-columns-spanned="1" table:number-rows-spanned="3"/>
          <table:table-cell table:style-name="ce28" table:number-columns-spanned="1" table:number-rows-spanned="3"/>
          <table:table-cell table:number-columns-repeated="2"/>
          <table:table-cell table:style-name="ce30" office:value-type="string" calcext:value-type="string">
            <text:p>EIAL2SS55</text:p>
          </table:table-cell>
          <table:covered-table-cell/>
          <table:table-cell office:value-type="string" calcext:value-type="string">
            <text:p><text:s/>EIAL2SS40_S6_L004_R1_001.fastq.gz</text:p>
          </table:table-cell>
          <table:table-cell table:style-name="ce21" office:value-type="float" office:value="3827634" calcext:value-type="float">
            <text:p>3827634</text:p>
          </table:table-cell>
          <table:table-cell/>
          <table:table-cell office:value-type="string" calcext:value-type="string">
            <text:p>EIAL2SS55_R1_2.fastq</text:p>
          </table:table-cell>
          <table:table-cell table:style-name="ce21" office:value-type="float" office:value="13204526" calcext:value-type="float">
            <text:p>13204526</text:p>
          </table:table-cell>
          <table:table-cell office:value-type="string" calcext:value-type="string">
            <text:p>EIAL2SS55_R2_2.fastq</text:p>
          </table:table-cell>
          <table:table-cell table:style-name="ce21" office:value-type="float" office:value="13204526" calcext:value-type="float">
            <text:p>13204526</text:p>
          </table:table-cell>
          <table:table-cell table:style-name="ce21" office:value-type="float" office:value="11867848" calcext:value-type="float">
            <text:p>11867848</text:p>
          </table:table-cell>
          <table:table-cell table:style-name="ce21" office:value-type="float" office:value="17533451" calcext:value-type="float">
            <text:p>17533451</text:p>
          </table:table-cell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6</text:p>
          </table:table-cell>
          <table:table-cell table:style-name="ce17" office:value-type="float" office:value="12482085" calcext:value-type="float">
            <text:p>12,482,085</text:p>
          </table:table-cell>
          <table:covered-table-cell table:number-columns-repeated="2" table:style-name="ce4"/>
          <table:table-cell table:style-name="ce12" office:value-type="string" calcext:value-type="string">
            <text:p>EIAL2SS56</text:p>
          </table:table-cell>
          <table:table-cell/>
          <table:covered-table-cell table:number-columns-repeated="2" table:style-name="ce4"/>
          <table:table-cell table:style-name="ce24" office:value-type="string" calcext:value-type="string">
            <text:p>EIAL2SS56</text:p>
          </table:table-cell>
          <table:table-cell office:value-type="string" calcext:value-type="string">
            <text:p>12 482 085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24" office:value-type="string" calcext:value-type="string">
            <text:p>EIAL2SS56</text:p>
          </table:table-cell>
          <table:covered-table-cell/>
          <table:table-cell table:style-name="ce25" office:value-type="string" calcext:value-type="string">
            <text:p><text:s/>EIAL2SS40_S6_L004_R2_001.fastq.gz</text:p>
          </table:table-cell>
          <table:table-cell table:style-name="ce39" office:value-type="float" office:value="3827634" calcext:value-type="float">
            <text:p>3827634</text:p>
          </table:table-cell>
          <table:table-cell table:style-name="ce25"/>
          <table:table-cell table:style-name="ce25" office:value-type="string" calcext:value-type="string">
            <text:p>EIAL2SS56_R1_2.fastq</text:p>
          </table:table-cell>
          <table:table-cell table:style-name="ce39" office:value-type="float" office:value="12482085" calcext:value-type="float">
            <text:p>12482085</text:p>
          </table:table-cell>
          <table:table-cell table:style-name="ce25" office:value-type="string" calcext:value-type="string">
            <text:p>EIAL2SS56_R2_2.fastq</text:p>
          </table:table-cell>
          <table:table-cell table:style-name="ce21" office:value-type="float" office:value="12482085" calcext:value-type="float">
            <text:p>12482085</text:p>
          </table:table-cell>
          <table:table-cell table:style-name="ce39" office:value-type="float" office:value="15465795" calcext:value-type="float">
            <text:p>15465795</text:p>
          </table:table-cell>
          <table:table-cell table:style-name="ce39" office:value-type="float" office:value="16562436" calcext:value-type="float">
            <text:p>16562436</text:p>
          </table:table-cell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EIAL2SS57</text:p>
          </table:table-cell>
          <table:table-cell table:style-name="ce17" office:value-type="float" office:value="16782279" calcext:value-type="float">
            <text:p>16,782,279</text:p>
          </table:table-cell>
          <table:covered-table-cell table:number-columns-repeated="2" table:style-name="ce4"/>
          <table:table-cell table:style-name="ce12" office:value-type="string" calcext:value-type="string">
            <text:p>EIAL2SS57</text:p>
          </table:table-cell>
          <table:table-cell table:style-name="ce20"/>
          <table:covered-table-cell table:number-columns-repeated="2" table:style-name="ce4"/>
          <table:table-cell table:style-name="ce24" office:value-type="string" calcext:value-type="string">
            <text:p>EIAL2SS57</text:p>
          </table:table-cell>
          <table:table-cell office:value-type="string" calcext:value-type="string">
            <text:p>16 782 279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24" office:value-type="string" calcext:value-type="string">
            <text:p>EIAL2SS57</text:p>
          </table:table-cell>
          <table:covered-table-cell/>
          <table:table-cell table:style-name="ce42" office:value-type="string" calcext:value-type="string">
            <text:p>EIAL2SS40_R1.fastq</text:p>
          </table:table-cell>
          <table:table-cell table:style-name="ce51" office:value-type="float" office:value="14748074" calcext:value-type="float">
            <text:p>14748074</text:p>
          </table:table-cell>
          <table:table-cell table:style-name="ce25"/>
          <table:table-cell table:style-name="ce25" office:value-type="string" calcext:value-type="string">
            <text:p>EIAL2SS57_R1_2.fastq</text:p>
          </table:table-cell>
          <table:table-cell table:style-name="ce39" office:value-type="float" office:value="16782279" calcext:value-type="float">
            <text:p>16782279</text:p>
          </table:table-cell>
          <table:table-cell table:style-name="ce25" office:value-type="string" calcext:value-type="string">
            <text:p>EIAL2SS57_R2_2.fastq</text:p>
          </table:table-cell>
          <table:table-cell table:style-name="ce39" office:value-type="float" office:value="16782279" calcext:value-type="float">
            <text:p>16782279</text:p>
          </table:table-cell>
          <table:table-cell table:style-name="ce39" office:value-type="float" office:value="20793915" calcext:value-type="float">
            <text:p>20793915</text:p>
          </table:table-cell>
          <table:table-cell table:style-name="ce39" office:value-type="float" office:value="22228278" calcext:value-type="float">
            <text:p>22228278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17" office:value-type="float" office:value="11894413" calcext:value-type="float">
            <text:p>11,894,413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21" office:value-type="string" calcext:value-type="string">
            <text:p>11 894 413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2-03 (S1)</text:p>
          </table:table-cell>
          <table:table-cell table:style-name="ce13" office:value-type="string" calcext:value-type="string">
            <text:p>EIAL2SS40</text:p>
          </table:table-cell>
          <table:table-cell table:style-name="ce21" office:value-type="string" calcext:value-type="string">
            <text:p>11 894 413</text:p>
          </table:table-cell>
          <table:table-cell table:number-columns-repeat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2"/>
          <table:table-cell table:style-name="ce30" office:value-type="string" calcext:value-type="string">
            <text:p>EIAL2SS40</text:p>
          </table:table-cell>
          <table:table-cell table:style-name="ce34" office:value-type="string" calcext:value-type="string" table:number-columns-spanned="1" table:number-rows-spanned="10">
            <text:p>EIAL2SS41</text:p>
          </table:table-cell>
          <table:table-cell table:style-name="ce42" office:value-type="string" calcext:value-type="string">
            <text:p>EIAL2SS40_R2.fastq</text:p>
          </table:table-cell>
          <table:table-cell table:style-name="ce51" office:value-type="float" office:value="15816344" calcext:value-type="float">
            <text:p>15816344</text:p>
          </table:table-cell>
          <table:table-cell table:style-name="ce25"/>
          <table:table-cell table:style-name="ce46" office:value-type="string" calcext:value-type="string">
            <text:p>EIAL2SS40_R1_2.fastq</text:p>
          </table:table-cell>
          <table:table-cell table:style-name="ce64" office:value-type="float" office:value="11894413" calcext:value-type="float">
            <text:p>11894413</text:p>
          </table:table-cell>
          <table:table-cell table:style-name="ce65" office:value-type="string" calcext:value-type="string">
            <text:p>EIAL2SS40_R2_2.fastq</text:p>
          </table:table-cell>
          <table:table-cell table:style-name="ce64" office:value-type="float" office:value="11894413" calcext:value-type="float">
            <text:p>11894413</text:p>
          </table:table-cell>
          <table:table-cell table:style-name="ce39" office:value-type="float" office:value="14748074" calcext:value-type="float">
            <text:p>14748074</text:p>
          </table:table-cell>
          <table:table-cell table:style-name="ce39" office:value-type="float" office:value="15816344" calcext:value-type="float">
            <text:p>15816344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 table:style-name="ce17" office:value-type="float" office:value="15386756" calcext:value-type="float">
            <text:p>15,386,756</text:p>
          </table:table-cell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1</text:p>
          </table:table-cell>
          <table:table-cell table:style-name="ce21" office:value-type="string" calcext:value-type="string">
            <text:p>15 386 756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41</text:p>
          </table:table-cell>
          <table:covered-table-cell/>
          <table:table-cell office:value-type="string" calcext:value-type="string">
            <text:p>EIAL2SS41_S9_L001_R1_001.fastq.gz </text:p>
          </table:table-cell>
          <table:table-cell table:style-name="ce21" office:value-type="float" office:value="5658358" calcext:value-type="float">
            <text:p>5658358</text:p>
          </table:table-cell>
          <table:table-cell table:style-name="ce59" office:value-type="float" office:value="15386756" calcext:value-type="float">
            <text:p>15386756</text:p>
          </table:table-cell>
          <table:table-cell table:style-name="ce25" office:value-type="string" calcext:value-type="string">
            <text:p>EIAL2SS41_R1_2.fastq</text:p>
          </table:table-cell>
          <table:table-cell table:style-name="ce39" office:value-type="float" office:value="15386756" calcext:value-type="float">
            <text:p>15386756</text:p>
          </table:table-cell>
          <table:table-cell table:style-name="ce25" office:value-type="string" calcext:value-type="string">
            <text:p><text:s/>EIAL2SS41_R2_2.fastq</text:p>
          </table:table-cell>
          <table:table-cell table:style-name="ce39" office:value-type="float" office:value="15386756" calcext:value-type="float">
            <text:p>15386756</text:p>
          </table:table-cell>
          <table:table-cell table:style-name="ce21" office:value-type="float" office:value="19067026" calcext:value-type="float">
            <text:p>19067026</text:p>
          </table:table-cell>
          <table:table-cell table:style-name="ce21" office:value-type="float" office:value="20448259" calcext:value-type="float">
            <text:p>20448259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 table:style-name="ce17" office:value-type="float" office:value="9385252" calcext:value-type="float">
            <text:p>9,385,252</text:p>
          </table:table-cell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2</text:p>
          </table:table-cell>
          <table:table-cell table:style-name="ce21" office:value-type="string" calcext:value-type="string">
            <text:p>9 385 252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42</text:p>
          </table:table-cell>
          <table:covered-table-cell/>
          <table:table-cell office:value-type="string" calcext:value-type="string">
            <text:p>EIAL2SS41_S9_L001_R2_001.fastq.gz </text:p>
          </table:table-cell>
          <table:table-cell table:style-name="ce21" office:value-type="float" office:value="5658358" calcext:value-type="float">
            <text:p>5658358</text:p>
          </table:table-cell>
          <table:table-cell/>
          <table:table-cell office:value-type="string" calcext:value-type="string">
            <text:p>EIAL2SS42_R1_2.fastq</text:p>
          </table:table-cell>
          <table:table-cell table:style-name="ce21" office:value-type="float" office:value="9385252" calcext:value-type="float">
            <text:p>9385252</text:p>
          </table:table-cell>
          <table:table-cell table:style-name="ce25" office:value-type="string" calcext:value-type="string">
            <text:p>EIAL2SS42_R2_2.fastq</text:p>
          </table:table-cell>
          <table:table-cell table:style-name="ce39" office:value-type="float" office:value="9385252" calcext:value-type="float">
            <text:p>9385252</text:p>
          </table:table-cell>
          <table:table-cell table:style-name="ce21" office:value-type="float" office:value="11638248" calcext:value-type="float">
            <text:p>11638248</text:p>
          </table:table-cell>
          <table:table-cell table:style-name="ce21" office:value-type="float" office:value="12568149" calcext:value-type="float">
            <text:p>12568149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 table:style-name="ce17" office:value-type="float" office:value="13667214" calcext:value-type="float">
            <text:p>13,667,214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/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5" office:value-type="string" calcext:value-type="string" table:number-columns-spanned="1" table:number-rows-spanned="3">
            <text:p>03-05 (S2)</text:p>
          </table:table-cell>
          <table:table-cell table:style-name="ce13" office:value-type="string" calcext:value-type="string">
            <text:p>EIAL2SS46</text:p>
          </table:table-cell>
          <table:table-cell table:style-name="ce21" office:value-type="string" calcext:value-type="string">
            <text:p>13 667 214</text:p>
          </table:table-cell>
          <table:table-cell table:number-columns-repeat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2"/>
          <table:table-cell table:style-name="ce30" office:value-type="string" calcext:value-type="string">
            <text:p>EIAL2SS46</text:p>
          </table:table-cell>
          <table:covered-table-cell table:style-name="ce35"/>
          <table:table-cell table:style-name="ce25" office:value-type="string" calcext:value-type="string">
            <text:p>EIAL2SS41_S9_L002_R1_001.fastq.gz</text:p>
          </table:table-cell>
          <table:table-cell table:style-name="ce39" office:value-type="float" office:value="3680270" calcext:value-type="float">
            <text:p>3680270</text:p>
          </table:table-cell>
          <table:table-cell table:style-name="ce25"/>
          <table:table-cell table:style-name="ce25" office:value-type="string" calcext:value-type="string">
            <text:p>EIAL2SS46_R1_2.fastq</text:p>
          </table:table-cell>
          <table:table-cell table:style-name="ce39" office:value-type="float" office:value="13667214" calcext:value-type="float">
            <text:p>13667214</text:p>
          </table:table-cell>
          <table:table-cell table:style-name="ce25" office:value-type="string" calcext:value-type="string">
            <text:p>EIAL2SS46_R2_2.fastq</text:p>
          </table:table-cell>
          <table:table-cell table:style-name="ce39" office:value-type="float" office:value="13667214" calcext:value-type="float">
            <text:p>13667214</text:p>
          </table:table-cell>
          <table:table-cell table:style-name="ce39" office:value-type="float" office:value="16925315" calcext:value-type="float">
            <text:p>16925315</text:p>
          </table:table-cell>
          <table:table-cell table:style-name="ce39" office:value-type="float" office:value="18130085" calcext:value-type="float">
            <text:p>18130085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 table:style-name="ce17" office:value-type="float" office:value="13179260" calcext:value-type="float">
            <text:p>13,179,260</text:p>
          </table:table-cell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7</text:p>
          </table:table-cell>
          <table:table-cell table:style-name="ce21" office:value-type="string" calcext:value-type="string">
            <text:p>13 179 260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47</text:p>
          </table:table-cell>
          <table:covered-table-cell/>
          <table:table-cell table:style-name="ce41" office:value-type="string" calcext:value-type="string">
            <text:p>EIAL2SS41_S9_L002_R2_001.fastq.gz</text:p>
          </table:table-cell>
          <table:table-cell table:style-name="ce50" office:value-type="float" office:value="5061503" calcext:value-type="float">
            <text:p>5061503</text:p>
          </table:table-cell>
          <table:table-cell/>
          <table:table-cell table:style-name="ce25" office:value-type="string" calcext:value-type="string">
            <text:p>EIAL2SS47_R1_2.fastq</text:p>
          </table:table-cell>
          <table:table-cell table:style-name="ce39" office:value-type="float" office:value="13179260" calcext:value-type="float">
            <text:p>13179260</text:p>
          </table:table-cell>
          <table:table-cell table:style-name="ce25" office:value-type="string" calcext:value-type="string">
            <text:p>EIAL2SS47_R2_2.fastq</text:p>
          </table:table-cell>
          <table:table-cell table:style-name="ce39" office:value-type="float" office:value="13179260" calcext:value-type="float">
            <text:p>13179260</text:p>
          </table:table-cell>
          <table:table-cell table:style-name="ce39" office:value-type="float" office:value="16326245" calcext:value-type="float">
            <text:p>16326245</text:p>
          </table:table-cell>
          <table:table-cell table:style-name="ce39" office:value-type="float" office:value="17483156" calcext:value-type="float">
            <text:p>17483156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 table:style-name="ce17" office:value-type="float" office:value="14431949" calcext:value-type="float">
            <text:p>14,431,949</text:p>
          </table:table-cell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48</text:p>
          </table:table-cell>
          <table:table-cell table:style-name="ce21" office:value-type="string" calcext:value-type="string">
            <text:p>14 431 949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48</text:p>
          </table:table-cell>
          <table:covered-table-cell table:style-name="ce36"/>
          <table:table-cell table:style-name="ce25" office:value-type="string" calcext:value-type="string">
            <text:p>EIAL2SS41_S9_L003_R1_001.fastq.gz</text:p>
          </table:table-cell>
          <table:table-cell table:style-name="ce39" office:value-type="float" office:value="4803568" calcext:value-type="float">
            <text:p>4803568</text:p>
          </table:table-cell>
          <table:table-cell table:style-name="ce25"/>
          <table:table-cell table:style-name="ce25" office:value-type="string" calcext:value-type="string">
            <text:p>EIAL2SS48_R1_2.fastq</text:p>
          </table:table-cell>
          <table:table-cell table:style-name="ce39" office:value-type="float" office:value="14431949" calcext:value-type="float">
            <text:p>14431949</text:p>
          </table:table-cell>
          <table:table-cell table:style-name="ce25" office:value-type="string" calcext:value-type="string">
            <text:p>EIAL2SS48_R2_2.fastq</text:p>
          </table:table-cell>
          <table:table-cell table:style-name="ce39" office:value-type="float" office:value="14431949" calcext:value-type="float">
            <text:p>14431949</text:p>
          </table:table-cell>
          <table:table-cell table:style-name="ce39" office:value-type="float" office:value="17886268" calcext:value-type="float">
            <text:p>17886268</text:p>
          </table:table-cell>
          <table:table-cell table:style-name="ce39" office:value-type="float" office:value="19128943" calcext:value-type="float">
            <text:p>19128943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 table:style-name="ce17" office:value-type="float" office:value="14986020" calcext:value-type="float">
            <text:p>14,986,020</text:p>
          </table:table-cell>
          <table:table-cell table:style-name="ce5" office:value-type="string" calcext:value-type="string" table:number-columns-spanned="1" table:number-rows-spanned="3">
            <text:p>Males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/>
          <table:table-cell table:style-name="ce5" office:value-type="string" calcext:value-type="string" table:number-columns-spanned="1" table:number-rows-spanned="3">
            <text:p>137o0255</text:p>
          </table:table-cell>
          <table:table-cell table:style-name="ce9" office:value-type="string" calcext:value-type="string" table:number-columns-spanned="1" table:number-rows-spanned="3">
            <text:p>10-12 (S3)</text:p>
          </table:table-cell>
          <table:table-cell table:style-name="ce13" office:value-type="string" calcext:value-type="string">
            <text:p>EIAL2SS52</text:p>
          </table:table-cell>
          <table:table-cell table:style-name="ce21" office:value-type="string" calcext:value-type="string">
            <text:p>14 986 020</text:p>
          </table:table-cell>
          <table:table-cell table:number-columns-repeated="3"/>
          <table:table-cell table:style-name="ce26" table:number-columns-spanned="1" table:number-rows-spanned="3"/>
          <table:table-cell table:style-name="ce28" table:number-columns-spanned="1" table:number-rows-spanned="3"/>
          <table:table-cell table:number-columns-repeated="2"/>
          <table:table-cell table:style-name="ce30" office:value-type="string" calcext:value-type="string">
            <text:p>EIAL2SS52</text:p>
          </table:table-cell>
          <table:covered-table-cell/>
          <table:table-cell office:value-type="string" calcext:value-type="string">
            <text:p>EIAL2SS41_S9_L003_R2_001.fastq.gz</text:p>
          </table:table-cell>
          <table:table-cell table:style-name="ce21" office:value-type="float" office:value="4803568" calcext:value-type="float">
            <text:p>4803568</text:p>
          </table:table-cell>
          <table:table-cell/>
          <table:table-cell table:style-name="ce25" office:value-type="string" calcext:value-type="string">
            <text:p>EIAL2SS52_R1_2.fastq</text:p>
          </table:table-cell>
          <table:table-cell table:style-name="ce39" office:value-type="float" office:value="14986020" calcext:value-type="float">
            <text:p>14986020</text:p>
          </table:table-cell>
          <table:table-cell table:style-name="ce25" office:value-type="string" calcext:value-type="string">
            <text:p>EIAL2SS52_R2_2.fastq </text:p>
          </table:table-cell>
          <table:table-cell table:style-name="ce39" office:value-type="float" office:value="14986020" calcext:value-type="float">
            <text:p>1498602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867045" calcext:value-type="float">
            <text:p>19867045</text:p>
          </table:table-cell>
        </table:table-row>
        <table:table-row table:style-name="ro2"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 table:style-name="ce17" office:value-type="float" office:value="14041952" calcext:value-type="float">
            <text:p>14,041,952</text:p>
          </table:table-cell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/>
          <table:covered-table-cell table:number-columns-repeated="2" table:style-name="ce6"/>
          <table:table-cell table:style-name="ce13" office:value-type="string" calcext:value-type="string">
            <text:p>EIAL2SS53</text:p>
          </table:table-cell>
          <table:table-cell table:style-name="ce21" office:value-type="string" calcext:value-type="string">
            <text:p>14 041 952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0" office:value-type="string" calcext:value-type="string">
            <text:p>EIAL2SS53</text:p>
          </table:table-cell>
          <table:covered-table-cell table:style-name="ce36"/>
          <table:table-cell table:style-name="ce25" office:value-type="string" calcext:value-type="string">
            <text:p>EIAL2SS41_S9_L004_R1_001.fastq.gz</text:p>
          </table:table-cell>
          <table:table-cell table:style-name="ce39" office:value-type="float" office:value="4924830" calcext:value-type="float">
            <text:p>4924830</text:p>
          </table:table-cell>
          <table:table-cell table:style-name="ce25"/>
          <table:table-cell table:style-name="ce25" office:value-type="string" calcext:value-type="string">
            <text:p>EIAL2SS53_R1_2.fastq</text:p>
          </table:table-cell>
          <table:table-cell table:style-name="ce39" office:value-type="float" office:value="14041952" calcext:value-type="float">
            <text:p>14041952</text:p>
          </table:table-cell>
          <table:table-cell table:style-name="ce25" office:value-type="string" calcext:value-type="string">
            <text:p>EIAL2SS53_R2_2.fastq </text:p>
          </table:table-cell>
          <table:table-cell table:style-name="ce39" office:value-type="float" office:value="14041952" calcext:value-type="float">
            <text:p>14041952</text:p>
          </table:table-cell>
          <table:table-cell table:style-name="ce39" office:value-type="float" office:value="17397073" calcext:value-type="float">
            <text:p>17397073</text:p>
          </table:table-cell>
          <table:table-cell table:style-name="ce39" office:value-type="float" office:value="18622990" calcext:value-type="float">
            <text:p>18622990</text:p>
          </table:table-cell>
        </table:table-row>
        <table:table-row table:style-name="ro2"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 table:style-name="ce18" office:value-type="float" office:value="12061354" calcext:value-type="float">
            <text:p>12,061,354</text:p>
          </table:table-cell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/>
          <table:covered-table-cell table:number-columns-repeated="2" table:style-name="ce6"/>
          <table:table-cell table:style-name="ce14" office:value-type="string" calcext:value-type="string">
            <text:p>EIAL2SS54</text:p>
          </table:table-cell>
          <table:table-cell table:style-name="ce21" office:value-type="string" calcext:value-type="string">
            <text:p>12 061 354</text:p>
          </table:table-cell>
          <table:table-cell table:number-columns-repeated="3"/>
          <table:covered-table-cell table:number-columns-repeated="2" table:style-name="ce25"/>
          <table:table-cell table:number-columns-repeated="2"/>
          <table:table-cell table:style-name="ce31" office:value-type="string" calcext:value-type="string">
            <text:p>EIAL2SS54</text:p>
          </table:table-cell>
          <table:covered-table-cell/>
          <table:table-cell office:value-type="string" calcext:value-type="string">
            <text:p>EIAL2SS41_S9_L004_R2_001.fastq.gz</text:p>
          </table:table-cell>
          <table:table-cell table:style-name="ce21" office:value-type="float" office:value="4924830" calcext:value-type="float">
            <text:p>4924830</text:p>
          </table:table-cell>
          <table:table-cell/>
          <table:table-cell table:style-name="ce25" office:value-type="string" calcext:value-type="string">
            <text:p>EIAL2SS54_R1_2.fastq</text:p>
          </table:table-cell>
          <table:table-cell table:style-name="ce21" office:value-type="float" office:value="12061354" calcext:value-type="float">
            <text:p>12061354</text:p>
          </table:table-cell>
          <table:table-cell table:style-name="ce25" office:value-type="string" calcext:value-type="string">
            <text:p>EIAL2SS54_R2_2.fastq </text:p>
          </table:table-cell>
          <table:table-cell table:style-name="ce39" office:value-type="float" office:value="12061354" calcext:value-type="float">
            <text:p>12061354</text:p>
          </table:table-cell>
          <table:table-cell table:style-name="ce39" office:value-type="float" office:value="14948075" calcext:value-type="float">
            <text:p>14948075</text:p>
          </table:table-cell>
          <table:table-cell table:style-name="ce39" office:value-type="float" office:value="16019831" calcext:value-type="float">
            <text:p>16019831</text:p>
          </table:table-cell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1_R1.fastq</text:p>
          </table:table-cell>
          <table:table-cell table:style-name="ce52" office:value-type="float" office:value="19067026" calcext:value-type="float">
            <text:p>19067026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17"/>
          <table:table-cell table:style-name="ce21"/>
          <table:table-cell table:number-columns-repeated="2"/>
          <table:table-cell table:style-name="ce34" office:value-type="string" calcext:value-type="string" table:number-columns-spanned="1" table:number-rows-spanned="11">
            <text:p>EIAL2SS42</text:p>
          </table:table-cell>
          <table:table-cell table:style-name="ce43" office:value-type="string" calcext:value-type="string">
            <text:p>EIAL2SS41_R2.fastq</text:p>
          </table:table-cell>
          <table:table-cell table:style-name="ce52" office:value-type="float" office:value="20448259" calcext:value-type="float">
            <text:p>20448259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1_R1_001.fastq.gz</text:p>
          </table:table-cell>
          <table:table-cell table:style-name="ce21" office:value-type="float" office:value="3543539" calcext:value-type="float">
            <text:p>3543539</text:p>
          </table:table-cell>
          <table:table-cell table:style-name="ce60" office:value-type="float" office:value="9385252" calcext:value-type="float">
            <text:p>9385252</text:p>
          </table:table-cell>
          <table:table-cell table:number-columns-repeated="3"/>
          <table:table-cell table:style-name="ce21" table:number-columns-repeated="3"/>
        </table:table-row>
        <table:table-row table:style-name="ro1">
          <table:table-cell table:number-columns-repeated="20"/>
          <table:covered-table-cell table:style-name="ce37"/>
          <table:table-cell office:value-type="string" calcext:value-type="string">
            <text:p>EIAL2SS42_S18_L001_R2_001.fastq.gz</text:p>
          </table:table-cell>
          <table:table-cell table:style-name="ce21" office:value-type="float" office:value="3543539" calcext:value-type="float">
            <text:p>3543539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2_S18_L002_R1_001.fastq.gz</text:p>
          </table:table-cell>
          <table:table-cell table:style-name="ce50" office:value-type="float" office:value="2252996" calcext:value-type="float">
            <text:p>2252996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2_S18_L002_R2_001.fastq.gz</text:p>
          </table:table-cell>
          <table:table-cell table:style-name="ce50" office:value-type="float" office:value="3182897" calcext:value-type="float">
            <text:p>3182897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3_R1_001.fastq.gz</text:p>
          </table:table-cell>
          <table:table-cell table:style-name="ce21" office:value-type="float" office:value="2875513" calcext:value-type="float">
            <text:p>2875513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3_R2_001.fastq.gz</text:p>
          </table:table-cell>
          <table:table-cell table:style-name="ce21" office:value-type="float" office:value="2875513" calcext:value-type="float">
            <text:p>2875513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4_R1_001.fastq.gz</text:p>
          </table:table-cell>
          <table:table-cell table:style-name="ce21" office:value-type="float" office:value="2966200" calcext:value-type="float">
            <text:p>2966200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2_S18_L004_R2_001.fastq.gz</text:p>
          </table:table-cell>
          <table:table-cell table:style-name="ce21" office:value-type="float" office:value="2966200" calcext:value-type="float">
            <text:p>2966200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2_R1.fastq</text:p>
          </table:table-cell>
          <table:table-cell table:style-name="ce52" office:value-type="float" office:value="11638248" calcext:value-type="float">
            <text:p>11638248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2_R2.fastq</text:p>
          </table:table-cell>
          <table:table-cell table:style-name="ce52" office:value-type="float" office:value="12568149" calcext:value-type="float">
            <text:p>12568149</text:p>
          </table:table-cell>
          <table:table-cell table:number-columns-repeated="4"/>
          <table:table-cell table:style-name="ce21" table:number-columns-repeated="3"/>
        </table:table-row>
        <table:table-row table:style-name="ro1">
          <table:table-cell table:number-columns-repeated="20"/>
          <table:table-cell table:style-name="ce37" office:value-type="string" calcext:value-type="string" table:number-columns-spanned="1" table:number-rows-spanned="10">
            <text:p>EIAL2SS46 </text:p>
          </table:table-cell>
          <table:table-cell office:value-type="string" calcext:value-type="string">
            <text:p>EIAL2SS46_S16_L001_R1_001.fastq.gz</text:p>
          </table:table-cell>
          <table:table-cell table:style-name="ce21" office:value-type="float" office:value="5008122" calcext:value-type="float">
            <text:p>5008122</text:p>
          </table:table-cell>
          <table:table-cell table:style-name="ce59" office:value-type="float" office:value="13667214" calcext:value-type="float">
            <text:p>13667214</text:p>
          </table:table-cell>
          <table:table-cell table:number-columns-repeated="3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6_S16_L001_R2_001.fastq.gz</text:p>
          </table:table-cell>
          <table:table-cell table:style-name="ce21" office:value-type="float" office:value="5008122" calcext:value-type="float">
            <text:p>5008122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6_S16_L002_R1_001.fastq.gz</text:p>
          </table:table-cell>
          <table:table-cell table:style-name="ce50" office:value-type="float" office:value="3258101" calcext:value-type="float">
            <text:p>3258101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41" office:value-type="string" calcext:value-type="string">
            <text:p>EIAL2SS46_S16_L002_R2_001.fastq.gz</text:p>
          </table:table-cell>
          <table:table-cell table:style-name="ce50" office:value-type="float" office:value="4462871" calcext:value-type="float">
            <text:p>4462871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3_R1_001.fastq.gz</text:p>
          </table:table-cell>
          <table:table-cell table:style-name="ce21" office:value-type="float" office:value="4286218" calcext:value-type="float">
            <text:p>4286218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3_R2_001.fastq.gz</text:p>
          </table:table-cell>
          <table:table-cell table:style-name="ce21" office:value-type="float" office:value="4286218" calcext:value-type="float">
            <text:p>4286218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4_R1_001.fastq.gz</text:p>
          </table:table-cell>
          <table:table-cell table:style-name="ce21" office:value-type="float" office:value="4372874" calcext:value-type="float">
            <text:p>4372874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46_S16_L004_R2_001.fastq.gz</text:p>
          </table:table-cell>
          <table:table-cell table:style-name="ce21" office:value-type="float" office:value="4372874" calcext:value-type="float">
            <text:p>4372874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43" office:value-type="string" calcext:value-type="string">
            <text:p>EIAL2SS46_R1.fastq</text:p>
          </table:table-cell>
          <table:table-cell table:style-name="ce52" office:value-type="float" office:value="16925315" calcext:value-type="float">
            <text:p>16925315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5"/>
          <table:table-cell table:style-name="ce44" office:value-type="string" calcext:value-type="string">
            <text:p>EIAL2SS46_R2.fastq</text:p>
          </table:table-cell>
          <table:table-cell table:style-name="ce53" office:value-type="float" office:value="18130085" calcext:value-type="float">
            <text:p>18130085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10">
            <text:p>EIAL2SS47</text:p>
          </table:table-cell>
          <table:table-cell table:style-name="ce25" office:value-type="string" calcext:value-type="string">
            <text:p>EIAL2SS47_S19_L001_R1_001.fastq.gz</text:p>
          </table:table-cell>
          <table:table-cell table:style-name="ce21" office:value-type="float" office:value="4814138" calcext:value-type="float">
            <text:p>4814138</text:p>
          </table:table-cell>
          <table:table-cell table:style-name="ce61" office:value-type="string" calcext:value-type="string">
            <text:p>13 179 260</text:p>
          </table:table-cell>
          <table:table-cell table:number-columns-repeated="3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 table:style-name="ce26"/>
          <table:table-cell table:style-name="ce25" office:value-type="string" calcext:value-type="string">
            <text:p>EIAL2SS47_S19_L001_R1_001.fastq.gz</text:p>
          </table:table-cell>
          <table:table-cell table:style-name="ce21" office:value-type="float" office:value="4814138" calcext:value-type="float">
            <text:p>4814138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7_S19_L002_R2_001.fastq.gz</text:p>
          </table:table-cell>
          <table:table-cell table:style-name="ce50" office:value-type="float" office:value="3146985" calcext:value-type="float">
            <text:p>3146985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7_S19_L002_R2_001.fastq.gz</text:p>
          </table:table-cell>
          <table:table-cell table:style-name="ce50" office:value-type="float" office:value="4303896" calcext:value-type="float">
            <text:p>4303896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3_R1_001.fastq.gz</text:p>
          </table:table-cell>
          <table:table-cell table:style-name="ce21" office:value-type="float" office:value="4131566" calcext:value-type="float">
            <text:p>4131566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3_R2_001.fastq.gz</text:p>
          </table:table-cell>
          <table:table-cell table:style-name="ce21" office:value-type="float" office:value="4131566" calcext:value-type="float">
            <text:p>4131566</text:p>
          </table:table-cell>
          <table:table-cell table:number-columns-repeated="4"/>
          <table:table-cell table:style-name="ce21" table:number-columns-repeated="2"/>
          <table:table-cell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4_R1_001.fastq.gz</text:p>
          </table:table-cell>
          <table:table-cell table:style-name="ce21" office:value-type="float" office:value="4233556" calcext:value-type="float">
            <text:p>423355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25" office:value-type="string" calcext:value-type="string">
            <text:p>EIAL2SS47_S19_L004_R2_001.fastq.gz</text:p>
          </table:table-cell>
          <table:table-cell table:style-name="ce21" office:value-type="float" office:value="4233556" calcext:value-type="float">
            <text:p>423355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5" office:value-type="string" calcext:value-type="string">
            <text:p>EIAL2SS47_R1.fastq</text:p>
          </table:table-cell>
          <table:table-cell table:style-name="ce53" office:value-type="float" office:value="16326245" calcext:value-type="float">
            <text:p>1632624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4" office:value-type="string" calcext:value-type="string">
            <text:p>EIAL2SS47_R2.fastq </text:p>
          </table:table-cell>
          <table:table-cell table:style-name="ce53" office:value-type="float" office:value="17483156" calcext:value-type="float">
            <text:p>17483156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1_R1_001.fastq.gz</text:p>
          </table:table-cell>
          <table:table-cell table:style-name="ce21" office:value-type="float" office:value="5285195" calcext:value-type="float">
            <text:p>5285195</text:p>
          </table:table-cell>
          <table:table-cell table:style-name="ce61" office:value-type="string" calcext:value-type="string">
            <text:p>14 431 949</text:p>
          </table:table-cell>
          <table:table-cell table:number-columns-repeated="6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1_R2_001.fastq.gz</text:p>
          </table:table-cell>
          <table:table-cell table:style-name="ce21" office:value-type="float" office:value="5285195" calcext:value-type="float">
            <text:p>5285195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1" office:value-type="string" calcext:value-type="string">
            <text:p>EIAL2SS48</text:p>
          </table:table-cell>
          <table:table-cell table:style-name="ce41" office:value-type="string" calcext:value-type="string">
            <text:p>EIAL2SS48_S2_L002_R1_001.fastq.gz</text:p>
          </table:table-cell>
          <table:table-cell table:style-name="ce50" office:value-type="float" office:value="3454319" calcext:value-type="float">
            <text:p>3454319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1" office:value-type="string" calcext:value-type="string">
            <text:p>EIAL2SS48_S2_L002_R2_001.fastq.gz</text:p>
          </table:table-cell>
          <table:table-cell table:style-name="ce50" office:value-type="float" office:value="4696994" calcext:value-type="float">
            <text:p>4696994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3_R1_001.fastq.gz</text:p>
          </table:table-cell>
          <table:table-cell table:style-name="ce21" office:value-type="float" office:value="4527826" calcext:value-type="float">
            <text:p>4527826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3_R2_001.fastq.gz</text:p>
          </table:table-cell>
          <table:table-cell table:style-name="ce21" office:value-type="float" office:value="4527826" calcext:value-type="float">
            <text:p>4527826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4_R1_001.fastq.gz</text:p>
          </table:table-cell>
          <table:table-cell table:style-name="ce21" office:value-type="float" office:value="4618928" calcext:value-type="float">
            <text:p>4618928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6" office:value-type="string" calcext:value-type="string">
            <text:p>EIAL2SS48_S2_L004_R2_001.fastq.gz</text:p>
          </table:table-cell>
          <table:table-cell table:style-name="ce21" office:value-type="float" office:value="4618928" calcext:value-type="float">
            <text:p>4618928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7" office:value-type="string" calcext:value-type="string">
            <text:p>EIAL2SS48_R1.fastq</text:p>
          </table:table-cell>
          <table:table-cell table:style-name="ce53" office:value-type="float" office:value="17886268" calcext:value-type="float">
            <text:p>17886268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4" office:value-type="string" calcext:value-type="string">
            <text:p>EIAL2SS48_R2.fastq</text:p>
          </table:table-cell>
          <table:table-cell table:style-name="ce53" office:value-type="float" office:value="19128943" calcext:value-type="float">
            <text:p>19128943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EIAL2SS52_S20_L001_R1_001.fastq.gz </text:p>
          </table:table-cell>
          <table:table-cell table:style-name="ce21" office:value-type="float" office:value="5459735" calcext:value-type="float">
            <text:p>5459735</text:p>
          </table:table-cell>
          <table:table-cell table:style-name="ce61" office:value-type="string" calcext:value-type="string">
            <text:p>14 986 020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string" calcext:value-type="string">
            <text:p>EIAL2SS52_S20_L001_R2_001.fastq.gz </text:p>
          </table:table-cell>
          <table:table-cell table:style-name="ce21" office:value-type="float" office:value="5459735" calcext:value-type="float">
            <text:p>5459735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1" office:value-type="string" calcext:value-type="string">
            <text:p><text:s/>EIAL2SS52_S20_L002_R1_001.fastq.gz</text:p>
          </table:table-cell>
          <table:table-cell table:style-name="ce50" office:value-type="float" office:value="3582553" calcext:value-type="float">
            <text:p>3582553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1" office:value-type="string" calcext:value-type="string">
            <text:p>EIAL2SS52</text:p>
          </table:table-cell>
          <table:table-cell table:style-name="ce41" office:value-type="string" calcext:value-type="string">
            <text:p><text:s/>EIAL2SS52_S20_L002_R2_001.fastq.gz</text:p>
          </table:table-cell>
          <table:table-cell table:style-name="ce50" office:value-type="float" office:value="4881025" calcext:value-type="float">
            <text:p>4881025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/>
          <table:table-cell office:value-type="string" calcext:value-type="string">
            <text:p>EIAL2SS52_S20_L003_R1_001.fastq.gz</text:p>
          </table:table-cell>
          <table:table-cell table:style-name="ce21" office:value-type="float" office:value="4703192" calcext:value-type="float">
            <text:p>4703192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EIAL2SS52_S20_L003_R2_001.fastq.gz</text:p>
          </table:table-cell>
          <table:table-cell table:style-name="ce21" office:value-type="float" office:value="4703192" calcext:value-type="float">
            <text:p>4703192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EIAL2SS52_S20_L004_R1_001.fastq.gz</text:p>
          </table:table-cell>
          <table:table-cell table:style-name="ce21" office:value-type="float" office:value="4823093" calcext:value-type="float">
            <text:p>4823093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EIAL2SS52_S20_L004_R2_001.fastq.gz</text:p>
          </table:table-cell>
          <table:table-cell table:style-name="ce21" office:value-type="float" office:value="4823093" calcext:value-type="float">
            <text:p>4823093</text:p>
          </table:table-cell>
          <table:table-cell table:number-columns-repeated="7"/>
        </table:table-row>
        <table:table-row table:style-name="ro2">
          <table:table-cell table:number-columns-repeated="20"/>
          <table:table-cell table:style-name="ce38"/>
          <table:table-cell table:style-name="ce44" office:value-type="string" calcext:value-type="string">
            <text:p>EIAL2SS52_R1.fastq</text:p>
          </table:table-cell>
          <table:table-cell table:style-name="ce54" office:value-type="string" calcext:value-type="string">
            <text:p>0 no hay archivos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44" office:value-type="string" calcext:value-type="string">
            <text:p>EIAL2SS52_R2.fastq</text:p>
          </table:table-cell>
          <table:table-cell table:style-name="ce55" office:value-type="float" office:value="19867045" calcext:value-type="float">
            <text:p>19867045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EIAL2SS53_S14_L001_R1_001.fastq.gz</text:p>
          </table:table-cell>
          <table:table-cell office:value-type="float" office:value="5139406" calcext:value-type="float">
            <text:p>5139406</text:p>
          </table:table-cell>
          <table:table-cell table:style-name="ce59" office:value-type="string" calcext:value-type="string">
            <text:p>14 041 952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string" calcext:value-type="string">
            <text:p>EIAL2SS53_S14_L001_R2_001.fastq.gz</text:p>
          </table:table-cell>
          <table:table-cell office:value-type="float" office:value="5139406" calcext:value-type="float">
            <text:p>5139406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table:style-name="ce41" office:value-type="string" calcext:value-type="string">
            <text:p>EIAL2SS53_S14_L001_R1_001.fastq.gz</text:p>
          </table:table-cell>
          <table:table-cell table:style-name="ce41" office:value-type="float" office:value="3355121" calcext:value-type="float">
            <text:p>335512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table:style-name="ce41" office:value-type="string" calcext:value-type="string">
            <text:p>EIAL2SS53_S14_L001_R2_001.fastq.gz</text:p>
          </table:table-cell>
          <table:table-cell table:style-name="ce41" office:value-type="float" office:value="4581038" calcext:value-type="float">
            <text:p>4581038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9" office:value-type="string" calcext:value-type="string">
            <text:p>EIAL2SS53</text:p>
          </table:table-cell>
          <table:table-cell office:value-type="string" calcext:value-type="string">
            <text:p>EIAL2SS53_S14_L003_R1_001.fastq.gz</text:p>
          </table:table-cell>
          <table:table-cell office:value-type="float" office:value="4406858" calcext:value-type="float">
            <text:p>4406858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3_R2_001.fastq.gz</text:p>
          </table:table-cell>
          <table:table-cell office:value-type="float" office:value="4406858" calcext:value-type="float">
            <text:p>4406858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4_R1_001.fastq.gz</text:p>
          </table:table-cell>
          <table:table-cell office:value-type="float" office:value="4495688" calcext:value-type="float">
            <text:p>4495688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office:value-type="string" calcext:value-type="string">
            <text:p>EIAL2SS53_S14_L004_R2_001.fastq.gz</text:p>
          </table:table-cell>
          <table:table-cell office:value-type="float" office:value="4495688" calcext:value-type="float">
            <text:p>4495688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table:style-name="ce44" office:value-type="string" calcext:value-type="string">
            <text:p>EIAL2SS53_R1.fastq</text:p>
          </table:table-cell>
          <table:table-cell table:style-name="ce55" office:value-type="float" office:value="17397073" calcext:value-type="float">
            <text:p>17397073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5"/>
          <table:table-cell table:style-name="ce44" office:value-type="string" calcext:value-type="string">
            <text:p>EIAL2SS53_R2.fastq</text:p>
          </table:table-cell>
          <table:table-cell table:style-name="ce55" office:value-type="float" office:value="18622990" calcext:value-type="float">
            <text:p>18622990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26" office:value-type="string" calcext:value-type="string" table:number-columns-spanned="1" table:number-rows-spanned="10">
            <text:p>EIAL2SS54</text:p>
          </table:table-cell>
          <table:table-cell office:value-type="string" calcext:value-type="string">
            <text:p>EIAL2SS54_S12_L001_R1_001.fastq.gz</text:p>
          </table:table-cell>
          <table:table-cell office:value-type="float" office:value="4414801" calcext:value-type="float">
            <text:p>4414801</text:p>
          </table:table-cell>
          <table:table-cell table:style-name="ce59" office:value-type="string" calcext:value-type="string">
            <text:p>12 061 354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1_R2_001.fastq.gz</text:p>
          </table:table-cell>
          <table:table-cell office:value-type="float" office:value="4414801" calcext:value-type="float">
            <text:p>441480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6"/>
          <table:table-cell table:style-name="ce41" office:value-type="string" calcext:value-type="string">
            <text:p>EIAL2SS54_S12_L002_R1_001.fastq.gz</text:p>
          </table:table-cell>
          <table:table-cell table:style-name="ce41" office:value-type="float" office:value="2886721" calcext:value-type="float">
            <text:p>288672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table:style-name="ce41" office:value-type="string" calcext:value-type="string">
            <text:p>EIAL2SS54_S12_L002_R2_001.fastq.gz</text:p>
          </table:table-cell>
          <table:table-cell table:style-name="ce41" office:value-type="float" office:value="3958477" calcext:value-type="float">
            <text:p>3958477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3_R1_001.fastq.gz</text:p>
          </table:table-cell>
          <table:table-cell office:value-type="float" office:value="3773680" calcext:value-type="float">
            <text:p>377368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3_R2_001.fastq.gz</text:p>
          </table:table-cell>
          <table:table-cell office:value-type="float" office:value="3773680" calcext:value-type="float">
            <text:p>377368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4_R1_001.fastq.gz</text:p>
          </table:table-cell>
          <table:table-cell office:value-type="float" office:value="3872873" calcext:value-type="float">
            <text:p>3872873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office:value-type="string" calcext:value-type="string">
            <text:p>EIAL2SS54_S12_L004_R2_001.fastq.gz</text:p>
          </table:table-cell>
          <table:table-cell office:value-type="float" office:value="3872873" calcext:value-type="float">
            <text:p>3872873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table:style-name="ce44" office:value-type="string" calcext:value-type="string">
            <text:p>EIAL2SS54_R1.fastq</text:p>
          </table:table-cell>
          <table:table-cell table:style-name="ce56" office:value-type="float" office:value="14948075" calcext:value-type="float">
            <text:p>1494807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25"/>
          <table:table-cell table:style-name="ce44" office:value-type="string" calcext:value-type="string">
            <text:p>EIAL2SS54_R2.fastq</text:p>
          </table:table-cell>
          <table:table-cell table:style-name="ce56" office:value-type="float" office:value="16019831" calcext:value-type="float">
            <text:p>1601983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9">
            <text:p><text:s/>EIAL2SS43 <text:s/></text:p>
          </table:table-cell>
          <table:table-cell table:style-name="ce43" office:value-type="string" calcext:value-type="string">
            <text:p>EIAL2SS43_S5_L001_R1_001.fastq </text:p>
          </table:table-cell>
          <table:table-cell office:value-type="float" office:value="8146881" calcext:value-type="float">
            <text:p>8146881</text:p>
          </table:table-cell>
          <table:table-cell table:style-name="ce59" office:value-type="string" calcext:value-type="string">
            <text:p>22 169 026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3_S5_L001_R2_001.fastq</text:p>
          </table:table-cell>
          <table:table-cell office:value-type="float" office:value="8146881" calcext:value-type="float">
            <text:p>814688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34"/>
          <table:table-cell office:value-type="string" calcext:value-type="string">
            <text:p><text:s/>EIAL2SS43_S5_L002_R1_001.fastq.gz</text:p>
          </table:table-cell>
          <table:table-cell office:value-type="float" office:value="5327410" calcext:value-type="float">
            <text:p>532741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2_R2_001.fastq.gz</text:p>
          </table:table-cell>
          <table:table-cell office:value-type="float" office:value="7358908" calcext:value-type="float">
            <text:p>7358908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3_R1_001.fastq.gz</text:p>
          </table:table-cell>
          <table:table-cell office:value-type="float" office:value="6885556" calcext:value-type="float">
            <text:p>688555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<text:s/>EIAL2SS43_S5_L003_R2_001.fastq.gz</text:p>
          </table:table-cell>
          <table:table-cell office:value-type="float" office:value="6885556" calcext:value-type="float">
            <text:p>688555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3_S5_L004_R2_001.fastq.gz</text:p>
          </table:table-cell>
          <table:table-cell office:value-type="float" office:value="7136589" calcext:value-type="float">
            <text:p>7136589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34"/>
          <table:table-cell table:style-name="ce43" office:value-type="string" calcext:value-type="string">
            <text:p>EIAL2SS43_R1.fastq</text:p>
          </table:table-cell>
          <table:table-cell table:style-name="ce57" office:value-type="float" office:value="27496436" calcext:value-type="float">
            <text:p>2749643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3_R1.fastq</text:p>
          </table:table-cell>
          <table:table-cell table:style-name="ce57" office:value-type="float" office:value="29527934" calcext:value-type="float">
            <text:p>2952793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11">
            <text:p><text:s/>EIAL2SS44</text:p>
          </table:table-cell>
          <table:table-cell office:value-type="string" calcext:value-type="string">
            <text:p>EIAL2SS44_S17_L001_R1_001.fastq.gz <text:s/></text:p>
          </table:table-cell>
          <table:table-cell office:value-type="float" office:value="7136589" calcext:value-type="float">
            <text:p>7136589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1_R2_001.fastq.gz <text:s/></text:p>
          </table:table-cell>
          <table:table-cell office:value-type="float" office:value="5321884" calcext:value-type="float">
            <text:p>5321884</text:p>
          </table:table-cell>
          <table:table-cell table:style-name="ce59" office:value-type="string" calcext:value-type="string">
            <text:p>14 497 775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1_R2_001.fastq.gz <text:s/></text:p>
          </table:table-cell>
          <table:table-cell office:value-type="float" office:value="5321884" calcext:value-type="float">
            <text:p>5321884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4_S17_L002_R2_001.fastq.gz</text:p>
          </table:table-cell>
          <table:table-cell table:style-name="ce41" office:value-type="float" office:value="3459510" calcext:value-type="float">
            <text:p>345951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4_S17_L002_R1_001.fastq.gz</text:p>
          </table:table-cell>
          <table:table-cell table:style-name="ce41" office:value-type="float" office:value="4737528" calcext:value-type="float">
            <text:p>4737528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3_R1_001.fastq.gz </text:p>
          </table:table-cell>
          <table:table-cell office:value-type="float" office:value="4544541" calcext:value-type="float">
            <text:p>454454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3_R2_001.fastq.gz </text:p>
          </table:table-cell>
          <table:table-cell office:value-type="float" office:value="4544541" calcext:value-type="float">
            <text:p>454454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4_R1_001.fastq.gz</text:p>
          </table:table-cell>
          <table:table-cell office:value-type="float" office:value="4631350" calcext:value-type="float">
            <text:p>463135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4_S17_L004_R2_001.fastq.gz</text:p>
          </table:table-cell>
          <table:table-cell office:value-type="float" office:value="4631350" calcext:value-type="float">
            <text:p>463135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4_R1.fastq</text:p>
          </table:table-cell>
          <table:table-cell table:style-name="ce52" office:value-type="float" office:value="17957285" calcext:value-type="float">
            <text:p>1795728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4_R2.fastq</text:p>
          </table:table-cell>
          <table:table-cell table:style-name="ce52" office:value-type="float" office:value="19235303" calcext:value-type="float">
            <text:p>19235303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10">
            <text:p><text:s/>EIAL2SS45</text:p>
          </table:table-cell>
          <table:table-cell office:value-type="string" calcext:value-type="string">
            <text:p>EIAL2SS45_S4_L001_R2_001.fastq.gz </text:p>
          </table:table-cell>
          <table:table-cell office:value-type="float" office:value="5412181" calcext:value-type="float">
            <text:p>5412181</text:p>
          </table:table-cell>
          <table:table-cell table:style-name="ce59" office:value-type="string" calcext:value-type="string">
            <text:p>14 674 306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1_R1_001.fastq.gz </text:p>
          </table:table-cell>
          <table:table-cell office:value-type="float" office:value="5412181" calcext:value-type="float">
            <text:p>5412181</text:p>
          </table:table-cell>
          <table:table-cell table:formula="of:=SUM([.W113:.W120])" office:value-type="float" office:value="37677733" calcext:value-type="float">
            <text:p>37677733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5_S4_L002_R1_001.fastq.gz</text:p>
          </table:table-cell>
          <table:table-cell table:style-name="ce41" office:value-type="float" office:value="3504268" calcext:value-type="float">
            <text:p>3504268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5_S4_L002_R2_001.fastq.gz</text:p>
          </table:table-cell>
          <table:table-cell table:style-name="ce41" office:value-type="float" office:value="4824853" calcext:value-type="float">
            <text:p>4824853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3_R1_001.fastq.gz</text:p>
          </table:table-cell>
          <table:table-cell office:value-type="float" office:value="4582962" calcext:value-type="float">
            <text:p>458296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3_R2_001.fastq.gz</text:p>
          </table:table-cell>
          <table:table-cell office:value-type="float" office:value="4582962" calcext:value-type="float">
            <text:p>458296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 table:style-name="ce34"/>
          <table:table-cell office:value-type="string" calcext:value-type="string">
            <text:p>EIAL2SS45_S4_L004_R1_001.fastq.gz</text:p>
          </table:table-cell>
          <table:table-cell office:value-type="float" office:value="4679163" calcext:value-type="float">
            <text:p>4679163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5_S4_L004_R2_001.fastq.gz</text:p>
          </table:table-cell>
          <table:table-cell office:value-type="float" office:value="4679163" calcext:value-type="float">
            <text:p>4679163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5_R1.fastq</text:p>
          </table:table-cell>
          <table:table-cell table:style-name="ce52" office:value-type="string" calcext:value-type="string">
            <text:p>T=18178574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5_R2.fastq</text:p>
          </table:table-cell>
          <table:table-cell table:style-name="ce52" office:value-type="string" calcext:value-type="string">
            <text:p>T=19499159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10">
            <text:p>EIAL2SS49</text:p>
          </table:table-cell>
          <table:table-cell office:value-type="string" calcext:value-type="string">
            <text:p>EIAL2SS49_S8_L001_R1_001.fastq.gz</text:p>
          </table:table-cell>
          <table:table-cell office:value-type="float" office:value="4759638" calcext:value-type="float">
            <text:p>4759638</text:p>
          </table:table-cell>
          <table:table-cell table:style-name="ce59" office:value-type="string" calcext:value-type="string">
            <text:p>12 815 482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1_R2_001.fastq.gz</text:p>
          </table:table-cell>
          <table:table-cell office:value-type="float" office:value="4759638" calcext:value-type="float">
            <text:p>4759638</text:p>
          </table:table-cell>
          <table:table-cell table:style-name="ce25"/>
          <table:table-cell table:number-columns-repeated="6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9_S8_L002_R1_001.fastq.gz</text:p>
          </table:table-cell>
          <table:table-cell table:style-name="ce41" office:value-type="float" office:value="3065469" calcext:value-type="float">
            <text:p>3065469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49_S8_L002_R2_001.fastq.gz</text:p>
          </table:table-cell>
          <table:table-cell table:style-name="ce41" office:value-type="float" office:value="4229499" calcext:value-type="float">
            <text:p>4229499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3_R1_001.fastq.gz</text:p>
          </table:table-cell>
          <table:table-cell office:value-type="float" office:value="3993682" calcext:value-type="float">
            <text:p>399368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3_R2_001.fastq.gz</text:p>
          </table:table-cell>
          <table:table-cell office:value-type="float" office:value="3993682" calcext:value-type="float">
            <text:p>399368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4_R1_001.fastq.gz</text:p>
          </table:table-cell>
          <table:table-cell office:value-type="float" office:value="4062162" calcext:value-type="float">
            <text:p>406216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49_S8_L004_R2_001.fastq.gz</text:p>
          </table:table-cell>
          <table:table-cell office:value-type="float" office:value="4062162" calcext:value-type="float">
            <text:p>406216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9_R1.fastq</text:p>
          </table:table-cell>
          <table:table-cell table:style-name="ce58" office:value-type="float" office:value="15880951" calcext:value-type="float">
            <text:p>1588095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3" office:value-type="string" calcext:value-type="string">
            <text:p>EIAL2SS49_R2.fastq</text:p>
          </table:table-cell>
          <table:table-cell table:style-name="ce58" office:value-type="float" office:value="17044981" calcext:value-type="float">
            <text:p>1704498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1" table:number-rows-spanned="8">
            <text:p>EIAL2SS50 en estos archivos no se encuentra el formato fastq</text:p>
          </table:table-cell>
          <table:table-cell office:value-type="string" calcext:value-type="string">
            <text:p>EIAL2SS50_S15_L001_R1_001.fastq.gz</text:p>
          </table:table-cell>
          <table:table-cell office:value-type="float" office:value="5268416" calcext:value-type="float">
            <text:p>5268416</text:p>
          </table:table-cell>
          <table:table-cell table:style-name="ce59" office:value-type="string" calcext:value-type="string">
            <text:p>14 476 612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1_R2_001.fastq.gz</text:p>
          </table:table-cell>
          <table:table-cell office:value-type="float" office:value="5268416" calcext:value-type="float">
            <text:p>526841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0_S15_L002_R1_001.fastq.gz</text:p>
          </table:table-cell>
          <table:table-cell table:style-name="ce41" office:value-type="float" office:value="3447705" calcext:value-type="float">
            <text:p>344770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0_S15_L002_R2_001.fastq.gz</text:p>
          </table:table-cell>
          <table:table-cell table:style-name="ce41" office:value-type="float" office:value="4667364" calcext:value-type="float">
            <text:p>4667364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3_R1_001.fastq.gz</text:p>
          </table:table-cell>
          <table:table-cell office:value-type="float" office:value="4562286" calcext:value-type="float">
            <text:p>456228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3_R2_001.fastq.gz</text:p>
          </table:table-cell>
          <table:table-cell office:value-type="float" office:value="4562286" calcext:value-type="float">
            <text:p>456228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4_R1_001.fastq.gz</text:p>
          </table:table-cell>
          <table:table-cell office:value-type="float" office:value="4645910" calcext:value-type="float">
            <text:p>464591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0_S15_L004_R2_001.fastq.gz</text:p>
          </table:table-cell>
          <table:table-cell office:value-type="float" office:value="4645910" calcext:value-type="float">
            <text:p>4645910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1" table:number-rows-spanned="8">
            <text:p>EIAL2SS51 en estos datos no se encuentra el archivo fastq</text:p>
          </table:table-cell>
          <table:table-cell office:value-type="string" calcext:value-type="string">
            <text:p>EIAL2SS51_S13_L001_R1_001.fastq.gz</text:p>
          </table:table-cell>
          <table:table-cell office:value-type="float" office:value="4796645" calcext:value-type="float">
            <text:p>4796645</text:p>
          </table:table-cell>
          <table:table-cell table:style-name="ce59" office:value-type="string" calcext:value-type="string">
            <text:p>13 107 188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1_R2_001.fastq.gz</text:p>
          </table:table-cell>
          <table:table-cell office:value-type="float" office:value="4796645" calcext:value-type="float">
            <text:p>479664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1_S13_L002_R1_001.fastq.gz</text:p>
          </table:table-cell>
          <table:table-cell table:style-name="ce41" office:value-type="float" office:value="3129368" calcext:value-type="float">
            <text:p>3129368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1_S13_L002_R2_001.fastq.gz</text:p>
          </table:table-cell>
          <table:table-cell table:style-name="ce41" office:value-type="float" office:value="4252721" calcext:value-type="float">
            <text:p>425272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3_R1_001.fastq.gz</text:p>
          </table:table-cell>
          <table:table-cell office:value-type="float" office:value="4115931" calcext:value-type="float">
            <text:p>411593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3_R2_001.fastq.gz</text:p>
          </table:table-cell>
          <table:table-cell office:value-type="float" office:value="4115931" calcext:value-type="float">
            <text:p>411593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4_R1_001.fastq.gz</text:p>
          </table:table-cell>
          <table:table-cell office:value-type="float" office:value="4194612" calcext:value-type="float">
            <text:p>419461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1_S13_L004_R2_001.fastq.gz</text:p>
          </table:table-cell>
          <table:table-cell office:value-type="float" office:value="4194612" calcext:value-type="float">
            <text:p>4194612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1" table:number-rows-spanned="8">
            <text:p>EIAL2SS55 no se encuentran los arch. Fastq</text:p>
          </table:table-cell>
          <table:table-cell office:value-type="string" calcext:value-type="string">
            <text:p>EIAL2SS55_S1_L001_R1_001.fastq.gz</text:p>
          </table:table-cell>
          <table:table-cell office:value-type="float" office:value="4836628" calcext:value-type="float">
            <text:p>4836628</text:p>
          </table:table-cell>
          <table:table-cell table:style-name="ce59" office:value-type="string" calcext:value-type="string">
            <text:p>13 204 526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21" office:value-type="string" calcext:value-type="string">
            <text:p>11 894 413</text:p>
          </table:table-cell>
          <table:table-cell table:number-columns-repeated="3"/>
          <table:covered-table-cell/>
          <table:table-cell office:value-type="string" calcext:value-type="string">
            <text:p>EIAL2SS55_S1_L001_R2_001.fastq.gz</text:p>
          </table:table-cell>
          <table:table-cell office:value-type="float" office:value="4836628" calcext:value-type="float">
            <text:p>4836628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5_S1_L002_R1_001.fastq.gz</text:p>
          </table:table-cell>
          <table:table-cell table:style-name="ce41" office:value-type="float" office:value="3159267" calcext:value-type="float">
            <text:p>3159267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5_S1_L002_R2_001.fastq.gz</text:p>
          </table:table-cell>
          <table:table-cell table:style-name="ce41" office:value-type="float" office:value="4328925" calcext:value-type="float">
            <text:p>432892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3_R1_001.fastq.gz</text:p>
          </table:table-cell>
          <table:table-cell office:value-type="float" office:value="4132721" calcext:value-type="float">
            <text:p>413272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3_R2_001.fastq.gz</text:p>
          </table:table-cell>
          <table:table-cell office:value-type="float" office:value="4132721" calcext:value-type="float">
            <text:p>413272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4_R1_001.fastq.gz</text:p>
          </table:table-cell>
          <table:table-cell office:value-type="float" office:value="4235177" calcext:value-type="float">
            <text:p>4235177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5_S1_L004_R2_001.fastq.gz</text:p>
          </table:table-cell>
          <table:table-cell office:value-type="float" office:value="4235177" calcext:value-type="float">
            <text:p>4235177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1" table:number-rows-spanned="8">
            <text:p>EIAL2SS56</text:p>
          </table:table-cell>
          <table:table-cell office:value-type="string" calcext:value-type="string">
            <text:p>EIAL2SS56_S11_L001_R1_001.fastq.gz</text:p>
          </table:table-cell>
          <table:table-cell office:value-type="float" office:value="4551894" calcext:value-type="float">
            <text:p>4551894</text:p>
          </table:table-cell>
          <table:table-cell table:style-name="ce59" office:value-type="string" calcext:value-type="string">
            <text:p>12 482 085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table:style-name="ce48" office:value-type="string" calcext:value-type="string">
            <text:p>EIAL2SS56_S11_L001_R2_001.fastq.gz</text:p>
          </table:table-cell>
          <table:table-cell office:value-type="float" office:value="4551894" calcext:value-type="float">
            <text:p>4551894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9" office:value-type="string" calcext:value-type="string">
            <text:p>EIAL2SS56_S11_L002_R1_001.fastq.gz</text:p>
          </table:table-cell>
          <table:table-cell table:style-name="ce41" office:value-type="float" office:value="2983710" calcext:value-type="float">
            <text:p>2983710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6_S11_L002_R2_001.fastq.gz</text:p>
          </table:table-cell>
          <table:table-cell table:style-name="ce41" office:value-type="float" office:value="4080351" calcext:value-type="float">
            <text:p>408035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3_R1_001.fastq.gz</text:p>
          </table:table-cell>
          <table:table-cell office:value-type="float" office:value="3923325" calcext:value-type="float">
            <text:p>392332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3_R2_001.fastq.gz</text:p>
          </table:table-cell>
          <table:table-cell office:value-type="float" office:value="3923325" calcext:value-type="float">
            <text:p>3923325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4_R1_001.fastq.gz</text:p>
          </table:table-cell>
          <table:table-cell office:value-type="float" office:value="4006866" calcext:value-type="float">
            <text:p>400686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6_S11_L004_R2_001.fastq.gz</text:p>
          </table:table-cell>
          <table:table-cell office:value-type="float" office:value="4006866" calcext:value-type="float">
            <text:p>4006866</text:p>
          </table:table-cell>
          <table:table-cell table:number-columns-repeated="7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1" table:number-rows-spanned="8">
            <text:p>EIAL2SS57 no contiene los arch. Fastq</text:p>
          </table:table-cell>
          <table:table-cell office:value-type="string" calcext:value-type="string">
            <text:p>EIAL2SS57_S3_L001_R1_001.fastq.gz</text:p>
          </table:table-cell>
          <table:table-cell office:value-type="float" office:value="6101702" calcext:value-type="float">
            <text:p>6101702</text:p>
          </table:table-cell>
          <table:table-cell table:style-name="ce59" office:value-type="string" calcext:value-type="string">
            <text:p>16 782 279</text:p>
          </table:table-cell>
          <table:table-cell table:number-columns-repeated="6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1_R2_001.fastq.gz</text:p>
          </table:table-cell>
          <table:table-cell office:value-type="float" office:value="6101702" calcext:value-type="float">
            <text:p>6101702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7_S3_L002_R1_001.fastq.gz</text:p>
          </table:table-cell>
          <table:table-cell table:style-name="ce41" office:value-type="float" office:value="4011636" calcext:value-type="float">
            <text:p>401163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table:style-name="ce41" office:value-type="string" calcext:value-type="string">
            <text:p>EIAL2SS57_S3_L002_R2_001.fastq.gz</text:p>
          </table:table-cell>
          <table:table-cell table:style-name="ce41" office:value-type="float" office:value="5445999" calcext:value-type="float">
            <text:p>5445999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3_R1_001.fastq.gz</text:p>
          </table:table-cell>
          <table:table-cell office:value-type="float" office:value="5283591" calcext:value-type="float">
            <text:p>528359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3_R2_001.fastq.gz</text:p>
          </table:table-cell>
          <table:table-cell office:value-type="float" office:value="5283591" calcext:value-type="float">
            <text:p>5283591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4_R1_001.fastq.gz</text:p>
          </table:table-cell>
          <table:table-cell office:value-type="float" office:value="5396986" calcext:value-type="float">
            <text:p>5396986</text:p>
          </table:table-cell>
          <table:table-cell table:number-columns-repeated="7"/>
        </table:table-row>
        <table:table-row table:style-name="ro1">
          <table:table-cell table:number-columns-repeated="20"/>
          <table:covered-table-cell/>
          <table:table-cell office:value-type="string" calcext:value-type="string">
            <text:p>EIAL2SS57_S3_L004_R2_001.fastq.gz</text:p>
          </table:table-cell>
          <table:table-cell office:value-type="float" office:value="5396986" calcext:value-type="float">
            <text:p>53969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 style:data-style-name="N2" text:time-value="14:29:08.418025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2:45:24.429080707</meta:creation-date>
    <dc:date>2020-01-23T18:42:28.527905174</dc:date>
    <meta:editing-duration>PT19H32M43S</meta:editing-duration>
    <meta:editing-cycles>84</meta:editing-cycles>
    <meta:generator>LibreOffice/4.3.7.2$Linux_X86_64 LibreOffice_project/430$Build-2</meta:generator>
    <meta:document-statistic meta:table-count="1" meta:cell-count="658" meta:object-count="0"/>
  </office:meta>
</office:document-meta>
</file>